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luna-Regular" svg:font-family="Calluna-Regular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7.571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name-asian="Calluna-Regular" style:font-size-asian="10pt" style:language-asian="none" style:country-asian="none" style:font-name-complex="Calluna-Regular" style:font-size-complex="10pt" style:language-complex="none" style:country-complex="none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luna-Regular" style:font-size-asian="10pt" style:language-asian="none" style:country-asian="none" style:font-style-asian="normal" style:font-weight-asian="normal" style:font-name-complex="Calluna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luna-Regular" style:font-name-complex="Calluna-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Calluna-Regular" style:font-name-complex="Calluna-Regular"/>
    </style:style>
    <style:style style:name="T4" style:family="text">
      <style:text-properties fo:color="#000000" style:font-name="Calluna-Regular" fo:font-size="9pt" fo:font-weight="normal" fo:font-style="normal" style:font-name-asian="Calluna-Regular" style:font-name-complex="Calluna-Regular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4" table:number-columns-repeated="15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nit_Id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Weapon_Skill</text:p>
          </table:table-cell>
          <table:table-cell office:value-type="string" calcext:value-type="string">
            <text:p>Ballistic_Skil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Wounds</text:p>
          </table:table-cell>
          <table:table-cell office:value-type="string" calcext:value-type="string">
            <text:p>Initiative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AV_Front</text:p>
          </table:table-cell>
          <table:table-cell office:value-type="string" calcext:value-type="string">
            <text:p>AV_Side</text:p>
          </table:table-cell>
          <table:table-cell office:value-type="string" calcext:value-type="string">
            <text:p>AV_Rear</text:p>
          </table:table-cell>
          <table:table-cell office:value-type="string" calcext:value-type="string">
            <text:p>Hull_Points</text:p>
          </table:table-cell>
          <table:table-cell office:value-type="string" calcext:value-type="string">
            <text:p>Transport Capacity</text:p>
          </table:table-cell>
        </table:table-row>
        <table:table-row table:style-name="ro1">
          <table:table-cell table:style-name="Default" office:value-type="string" calcext:value-type="string">
            <text:p>0adf0b1d-7308-4604-8489-0d9fa654c19f</text:p>
          </table:table-cell>
          <table:table-cell table:style-name="ce10" office:value-type="string" calcext:value-type="string">
            <text:p>Legion Praetor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d69b596b-b830-4707-9bac-35845c6723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67cc56fd-eae7-4bc5-bace-6d3f39e94286</text:p>
          </table:table-cell>
          <table:table-cell table:style-name="ce11" office:value-type="string" calcext:value-type="string">
            <text:p>Legion Cataphractii Praetor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f664f118-e556-4c33-9b27-9d4f489113c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8b1b1d6-304e-40c6-9cd9-eb5c1fd65237</text:p>
          </table:table-cell>
          <table:table-cell table:style-name="ce11" office:value-type="string" calcext:value-type="string">
            <text:p>Legion Tartaros Praetor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917a4776-b28b-48a1-9daa-dd63d7cd18b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ff9fb58-9816-48b3-a06f-1da172d7ef72</text:p>
          </table:table-cell>
          <table:table-cell table:style-name="ce11" office:value-type="string" calcext:value-type="string">
            <text:p>Legion Centuri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7df1c3cb-4e0f-4ae6-b8f5-bc37d695728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aa7e369-2bc4-435e-83da-f6ccb7623012</text:p>
          </table:table-cell>
          <table:table-cell table:style-name="ce11" office:value-type="string" calcext:value-type="string">
            <text:p>Legion Cataphractii Centurion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00d99b9f-515f-4e7e-916b-bac3841118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3e81d94-9ce9-439e-989d-dadb68547a8e</text:p>
          </table:table-cell>
          <table:table-cell table:style-name="ce11" office:value-type="string" calcext:value-type="string">
            <text:p>Legion Tartaros Centuri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7c563344-e06d-4812-9ffa-09d64f7e38a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24ec5f29-e06e-4083-8682-34ff732f5c55</text:p>
          </table:table-cell>
          <table:table-cell table:style-name="ce11" office:value-type="string" calcext:value-type="string">
            <text:p>Legion Chose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b6275234-5013-43c3-aea1-2636038d2cb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d9e6435d-0f01-48fa-8167-9a9f1b1cf6de</text:p>
          </table:table-cell>
          <table:table-cell table:style-name="Default" office:value-type="string" calcext:value-type="string">
            <text:p>Legion Standard Bearer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b6275234-5013-43c3-aea1-2636038d2cb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019358d9-c1c1-451f-a878-e2f7c960524d</text:p>
          </table:table-cell>
          <table:table-cell table:style-name="ce11" office:value-type="string" calcext:value-type="string">
            <text:p>Legion Cataphractii Chose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19e79242-d38b-4020-a179-7dda2c9d1a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4abc2d78-fe34-4835-9031-9b82e1347daf</text:p>
          </table:table-cell>
          <table:table-cell table:style-name="ce11" office:value-type="string" calcext:value-type="string">
            <text:p>Legion Cataphractii Standard Bearer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19e79242-d38b-4020-a179-7dda2c9d1a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e9e0101-95d1-4dd5-8275-66a14fef47dd</text:p>
          </table:table-cell>
          <table:table-cell table:style-name="ce11" office:value-type="string" calcext:value-type="string">
            <text:p>Legion Tartaros Chose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9532fafb-7664-469e-bd06-885ae30d14f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4b8e003c-c17d-4e44-bad6-0223f5c2ccbb</text:p>
          </table:table-cell>
          <table:table-cell table:style-name="Default" office:value-type="string" calcext:value-type="string">
            <text:p>Legion Tartaros Standard Bearer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9532fafb-7664-469e-bd06-885ae30d14f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13f576c-12eb-4771-9446-f6853e327b1b</text:p>
          </table:table-cell>
          <table:table-cell table:style-name="ce11" office:value-type="string" calcext:value-type="string">
            <text:p>Legion Damocles Command Rhino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62ea7afe-524c-4401-ab50-e67b86870fca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table:number-columns-repeated="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1a970fdb-9813-4d7a-b2a4-816c9c1c8b50</text:p>
          </table:table-cell>
          <table:table-cell table:style-name="ce10" office:value-type="string" calcext:value-type="string">
            <text:p>Legion Veteran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49bab1a8-d741-4b81-85eb-5efe139fa2b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15816343-f4cf-4641-b777-3ef67241e4eb</text:p>
          </table:table-cell>
          <table:table-cell table:style-name="Default" office:value-type="string" calcext:value-type="string">
            <text:p>Legion Veteran Sergeant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49bab1a8-d741-4b81-85eb-5efe139fa2b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8a0c7ff0-e8fd-4443-9005-a7972a210227</text:p>
          </table:table-cell>
          <table:table-cell table:style-name="ce11" office:value-type="string" calcext:value-type="string">
            <text:p>Legion Terminator Cataphractii <text:s/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a04c4576-2c16-40a4-8872-e8bebb0a8fb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28c4908-4d87-4399-b2dc-7a2f5e879603</text:p>
          </table:table-cell>
          <table:table-cell table:style-name="ce11" office:value-type="string" calcext:value-type="string">
            <text:p>Legion Terminator Cataphractii Sergeant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a04c4576-2c16-40a4-8872-e8bebb0a8fb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47877f6e-8bf1-4778-a08b-889455c260ab</text:p>
          </table:table-cell>
          <table:table-cell table:style-name="ce11" office:value-type="string" calcext:value-type="string">
            <text:p>Legion Terminator Tartaros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93662297-203e-42d6-ac63-b943ce2cfec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f976aa8-eb75-4191-9844-12fbf8413ae3</text:p>
          </table:table-cell>
          <table:table-cell table:style-name="ce11" office:value-type="string" calcext:value-type="string">
            <text:p>Legion Terminator Tartaros Sergeant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93662297-203e-42d6-ac63-b943ce2cfec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df1db8c0-bc94-4653-a8a5-65f41b27cc62</text:p>
          </table:table-cell>
          <table:table-cell table:style-name="ce11" office:value-type="string" calcext:value-type="string">
            <text:p>Legion Destroyer Assault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e22dc2ce-67d8-486a-9df6-5b579500dc9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a9d0460-9790-47df-aabe-3287bead4eba</text:p>
          </table:table-cell>
          <table:table-cell table:style-name="ce11" office:value-type="string" calcext:value-type="string">
            <text:p><text:span text:style-name="T1">Legion Destroyer Assault Sergeant</text:span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e22dc2ce-67d8-486a-9df6-5b579500dc9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62a5e923-9425-4d60-84b8-e8ba7ee273fa</text:p>
          </table:table-cell>
          <table:table-cell table:style-name="ce11" office:value-type="string" calcext:value-type="string">
            <text:p>Legion Mortalis Destroyer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f734c243-86f8-44a8-b914-91a27068f5a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29a42b9-beeb-48ab-aad0-d010b5fe1216</text:p>
          </table:table-cell>
          <table:table-cell table:style-name="ce11" office:value-type="string" calcext:value-type="string">
            <text:p><text:span text:style-name="T1">Legion Mortalis Destroyer Sergeant</text:span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f734c243-86f8-44a8-b914-91a27068f5a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7a17fb38-515f-4fcb-bcbe-c7740b7ffce4</text:p>
          </table:table-cell>
          <table:table-cell table:style-name="ce11" office:value-type="string" calcext:value-type="string">
            <text:p>Legion Apothecarion Detachment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19785791-b0ac-4144-80db-ea0d45b8190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b8a28ba-b5ba-43e0-8da0-a4e6a915c6d5</text:p>
          </table:table-cell>
          <table:table-cell table:style-name="ce11" office:value-type="string" calcext:value-type="string">
            <text:p>Legion Techmarine Covenant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897efbb9-f5dc-4b01-86ef-ad0401e5d0c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87b4ce87-1fdb-49c0-831a-a793933987fc</text:p>
          </table:table-cell>
          <table:table-cell table:style-name="ce11" office:value-type="string" calcext:value-type="string">
            <text:p>Legion Contemptor Dreadnought Tal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b7bb4576-5734-4342-94da-88f7486dfa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57f344c-f4a7-4061-9ff8-b2490d7001a5</text:p>
          </table:table-cell>
          <table:table-cell table:style-name="ce11" office:value-type="string" calcext:value-type="string">
            <text:p>Rapier Carrier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c2d9accf-a970-435b-98bc-b1574661337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6b1adbd3-6e7a-411f-9db7-d2468184ba25</text:p>
          </table:table-cell>
          <table:table-cell table:style-name="Default" office:value-type="string" calcext:value-type="string">
            <text:p>Legion Gunner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c2d9accf-a970-435b-98bc-b1574661337f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5b0df723-b9fe-4e1e-9c2f-fe297503908e</text:p>
          </table:table-cell>
          <table:table-cell table:style-name="ce12" office:value-type="string" calcext:value-type="string">
            <text:p>Legion Tactical <text:s/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5a09ff77-67e0-436d-89d0-abc6ed033d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7ae3d61-73de-4d81-aefa-e6fb43844862</text:p>
          </table:table-cell>
          <table:table-cell table:style-name="ce12" office:value-type="string" calcext:value-type="string">
            <text:p><text:span text:style-name="T2">Legion Tactical  </text:span><text:span text:style-name="T3">Sergeant</text:span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5a09ff77-67e0-436d-89d0-abc6ed033d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a56a4e2-662e-4c3b-b088-c14ac70447d7</text:p>
          </table:table-cell>
          <table:table-cell table:style-name="ce11" office:value-type="string" calcext:value-type="string">
            <text:p>Legion Despoiler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26265837-51c8-424d-b64e-e0ff4ca47d4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90c25428-2edb-4d02-a4f7-2455e1efb01a</text:p>
          </table:table-cell>
          <table:table-cell table:style-name="ce11" office:value-type="string" calcext:value-type="string">
            <text:p><text:span text:style-name="T1">Legion Despoiler Sergeant</text:span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26265837-51c8-424d-b64e-e0ff4ca47d4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2979b2ea-83a6-45fe-96b4-f9f63d25d2df</text:p>
          </table:table-cell>
          <table:table-cell table:style-name="ce11" office:value-type="string" calcext:value-type="string">
            <text:p>Legion Assault <text:s/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cbb33bef-ac06-49b7-854b-279d17bc74e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35153f4-7ea2-4a20-8738-c0982ed3f4f0</text:p>
          </table:table-cell>
          <table:table-cell table:style-name="ce11" office:value-type="string" calcext:value-type="string">
            <text:p><text:span text:style-name="T1">Legion Assault Sergeant</text:span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cbb33bef-ac06-49b7-854b-279d17bc74e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aa30388-43d1-4a36-962c-4dcc846a6200</text:p>
          </table:table-cell>
          <table:table-cell table:style-name="ce11" office:value-type="string" calcext:value-type="string">
            <text:p>Legion Breacher <text:s/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ca52290b-f718-4fbb-9ea2-7b45989c33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6ab1640-225d-4d4b-b3df-b348d51e953e</text:p>
          </table:table-cell>
          <table:table-cell table:style-name="ce11" office:value-type="string" calcext:value-type="string">
            <text:p><text:span text:style-name="T1">Legion Breacher Sergeant</text:span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ca52290b-f718-4fbb-9ea2-7b45989c33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56c08d86-daee-4ec0-b4e3-f318da0c1808</text:p>
          </table:table-cell>
          <table:table-cell table:style-name="ce11" office:value-type="string" calcext:value-type="string">
            <text:p>Legion Tactical Support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a788cbbd-46d8-4deb-804d-4f848bd4bd5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dc99caa4-6e37-4000-b273-f67f9d73f987</text:p>
          </table:table-cell>
          <table:table-cell table:style-name="ce11" office:value-type="string" calcext:value-type="string">
            <text:p><text:span text:style-name="T1">Legion Tactical Support Sergeant</text:span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a788cbbd-46d8-4deb-804d-4f848bd4bd5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8ebaaf0e-4448-405b-b42c-bbc687ed5f98</text:p>
          </table:table-cell>
          <table:table-cell table:style-name="ce11" office:value-type="string" calcext:value-type="string">
            <text:p>Legion Reconnaissance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c6d415a3-fe57-4431-b140-540dd1c1977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1e749c0-5167-4923-93ac-c435fa0ec5d4</text:p>
          </table:table-cell>
          <table:table-cell table:style-name="ce11" office:value-type="string" calcext:value-type="string">
            <text:p><text:span text:style-name="T1">Legion Reconnaissance Sergeant</text:span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c6d415a3-fe57-4431-b140-540dd1c1977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4ba1efaf-686e-4b02-9e13-f4e31365e651</text:p>
          </table:table-cell>
          <table:table-cell table:style-name="ce11" office:value-type="string" calcext:value-type="string">
            <text:p>Legion Scout <text:s/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94e432e9-96bb-4318-a1e0-f5298a60365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5c66a219-0988-472e-9f46-568744acb89a</text:p>
          </table:table-cell>
          <table:table-cell table:style-name="ce11" office:value-type="string" calcext:value-type="string">
            <text:p><text:span text:style-name="T1">Legion Scout Sergeant</text:span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94e432e9-96bb-4318-a1e0-f5298a60365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468f3248-93a6-4c73-bbba-e56b40191f07</text:p>
          </table:table-cell>
          <table:table-cell table:style-name="ce10" office:value-type="string" calcext:value-type="string">
            <text:p>Legion Rhino Transport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a587eafc-8842-44e3-b537-9d59c6db792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b920146e-1049-43f8-93f3-e2f4883bd83c</text:p>
          </table:table-cell>
          <table:table-cell table:style-name="ce11" office:value-type="string" calcext:value-type="string">
            <text:p>Legion Drop Pod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76ac9b97-05fb-4adf-98a5-1903ec402b4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7b121834-3af6-4c29-a94d-883c3963a348</text:p>
          </table:table-cell>
          <table:table-cell table:style-name="ce11" office:value-type="string" calcext:value-type="string">
            <text:p>Legion Dreadnought Drop Pod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05572a59-de6f-4d15-a417-a44b693d98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81ccbd19-d132-46d5-b06c-5cdb222c602b</text:p>
          </table:table-cell>
          <table:table-cell table:style-name="ce11" office:value-type="string" calcext:value-type="string">
            <text:p>Legion Termite Assault Drill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010b8671-7ac7-4096-8412-664801c4227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879542f1-4d2e-46bc-8a87-12b4a179da2c</text:p>
          </table:table-cell>
          <table:table-cell table:style-name="ce12" office:value-type="string" calcext:value-type="string">
            <text:p><text:s/>Legion Seeker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e1659ffe-283c-4219-9d87-36b8c0a5b95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22a0e510-75da-4c40-97c4-0a2b5716376d</text:p>
          </table:table-cell>
          <table:table-cell table:style-name="ce12" office:value-type="string" calcext:value-type="string">
            <text:p><text:span text:style-name="T2"> Legion Seeker </text:span><text:span text:style-name="T3">Sergeant</text:span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e1659ffe-283c-4219-9d87-36b8c0a5b95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368c8993-c229-4874-9e0f-7f5c2d61f9f7</text:p>
          </table:table-cell>
          <table:table-cell table:style-name="ce11" office:value-type="string" calcext:value-type="string">
            <text:p>Legion Outrider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7daa052d-883b-434a-a56e-d62cf129f6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3d8b159d-2c67-4d04-8f11-d0d890b9f5c1</text:p>
          </table:table-cell>
          <table:table-cell table:style-name="ce11" office:value-type="string" calcext:value-type="string">
            <text:p><text:span text:style-name="T1">Legion Outrider Sergeant</text:span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7daa052d-883b-434a-a56e-d62cf129f6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221576b9-10ab-41b7-b17c-5f550047fc38</text:p>
          </table:table-cell>
          <table:table-cell table:style-name="ce11" office:value-type="string" calcext:value-type="string">
            <text:p>Legion Sabre Strike Squadr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302bf5e7-d55a-40ac-9026-3601ea3e64c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1947f8e3-ea97-4492-bb09-8044acb4e2ed</text:p>
          </table:table-cell>
          <table:table-cell table:style-name="ce11" office:value-type="string" calcext:value-type="string">
            <text:p>Legion Sky-hunter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0efa15ac-e371-40e4-9022-e9be873f3b0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f6b8372-7667-4c4e-a800-6d7abaecf3d8</text:p>
          </table:table-cell>
          <table:table-cell table:style-name="Default" office:value-type="string" calcext:value-type="string">
            <text:p>Legion Sky-hunter Sergeant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0efa15ac-e371-40e4-9022-e9be873f3b0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8a9a3fc5-62ae-4d02-a689-839fe0898018</text:p>
          </table:table-cell>
          <table:table-cell table:style-name="ce11" office:value-type="string" calcext:value-type="string">
            <text:p>Legion Javelin Squadron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d6c1b5ff-149a-4843-ad6b-2e1df503179b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350e64e9-ceef-405a-8e34-494530ada9b0</text:p>
          </table:table-cell>
          <table:table-cell table:style-name="ce11" office:value-type="string" calcext:value-type="string">
            <text:p>Legion Proteus Land Speeder Squadr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d73249e9-099b-4af5-9df9-b7f7d124466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9e917fae-f5f0-4734-ab06-9116da464f2b</text:p>
          </table:table-cell>
          <table:table-cell table:style-name="ce11" office:value-type="string" calcext:value-type="string">
            <text:p>Legion Storm Eagle Gunship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07ba4272-4f60-431d-95d2-8a337b110a1b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office:value-type="string" calcext:value-type="string">
            <text:p>1dffc529-1582-419c-ad31-5c851e5ca4d3</text:p>
          </table:table-cell>
          <table:table-cell table:style-name="ce11" office:value-type="string" calcext:value-type="string">
            <text:p>Legion Xiphon Interceptor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ad5963af-a02c-4647-a0d7-b8afe0266e3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db3a8c3d-485f-4e4b-a06e-ae9ad158cc66</text:p>
          </table:table-cell>
          <table:table-cell table:style-name="ce11" office:value-type="string" calcext:value-type="string">
            <text:p>Legion Dreadclaw Drop Pod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81aa296b-1174-464d-b494-b048a1b53b5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7b43a26e-58e3-4029-9836-4d008496c4d2</text:p>
          </table:table-cell>
          <table:table-cell table:style-name="ce12" office:value-type="string" calcext:value-type="string">
            <text:p> <text:span text:style-name="T4">Legion Leviathan Dreadnought Talon </text:span>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bd4d975d-44b8-4097-8b5d-b4a93e9ec6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0284cf33-1412-4e14-8987-91cbe66ac043</text:p>
          </table:table-cell>
          <table:table-cell table:style-name="ce11" office:value-type="string" calcext:value-type="string">
            <text:p>Legion Deredeo Dreadnought Tal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5d611cd4-c362-4977-a775-1a1615af71c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0f4bede4-c06b-40b6-9c8e-0f5630fc0f4b</text:p>
          </table:table-cell>
          <table:table-cell table:style-name="ce11" office:value-type="string" calcext:value-type="string">
            <text:p>Legion Heavy Support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4a9ab8f8-74ef-4449-b8f8-3049b8d46c7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5ef4ed8-22a5-4e8d-b1de-272915ba48ab</text:p>
          </table:table-cell>
          <table:table-cell table:style-name="ce11" office:value-type="string" calcext:value-type="string">
            <text:p>Legion Heavy Support Sergeant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4a9ab8f8-74ef-4449-b8f8-3049b8d46c7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95a29039-857b-41f3-935e-1e399c90190b</text:p>
          </table:table-cell>
          <table:table-cell table:style-name="ce11" office:value-type="string" calcext:value-type="string">
            <text:p>Legion Predator Squadron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d13b2634-b4af-40fe-94fe-67590afab1f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37f3bbec-a700-4c8d-ad6b-bb3345037490</text:p>
          </table:table-cell>
          <table:table-cell table:style-name="ce11" office:value-type="string" calcext:value-type="string">
            <text:p>Legion Sicaran Squadr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24f7fc9c-7977-4ab3-8016-d72201be32d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4ad15701-ce59-4043-be54-7798f4a2de22</text:p>
          </table:table-cell>
          <table:table-cell table:style-name="ce11" office:value-type="string" calcext:value-type="string">
            <text:p>Legion Sicaran Arcus Squadr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8ff94fcf-2034-4bed-99c8-b3616d4acaa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9478317b-fa65-41f3-a7ec-80201b616248</text:p>
          </table:table-cell>
          <table:table-cell table:style-name="ce11" office:value-type="string" calcext:value-type="string">
            <text:p>Legion Sicaran Punisher Squadr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656e5b75-3606-469b-b4f0-49e59725f3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8647a7f-a134-415c-8de7-cb46bc13a4b9</text:p>
          </table:table-cell>
          <table:table-cell table:style-name="ce11" office:value-type="string" calcext:value-type="string">
            <text:p>Legion Sicaran Venator Squadr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5380bb2a-3890-4739-b711-1844cf2ddd1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907603d-a639-4ce9-8ca6-bd11d35c9771</text:p>
          </table:table-cell>
          <table:table-cell table:style-name="ce11" office:value-type="string" calcext:value-type="string">
            <text:p>Legion Sicaran Omega Squadr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23aebd96-fd18-41ec-ac60-11841a17a59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2495afd-77ee-48b2-8649-7803287c5e79</text:p>
          </table:table-cell>
          <table:table-cell table:style-name="ce11" office:value-type="string" calcext:value-type="string">
            <text:p>Legion Kratos Squadron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554ff335-fe42-44ae-9088-8d0322c7d9f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9e78817-e023-48f8-8049-3c9624b2bec5</text:p>
          </table:table-cell>
          <table:table-cell table:style-name="ce11" office:value-type="string" calcext:value-type="string">
            <text:p>Legion Land Raider Proteus Carrier Squadr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bdb60a7e-99fb-43f6-a384-a9421435667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0e050c6-ae19-46f2-845f-1e2706eb3083</text:p>
          </table:table-cell>
          <table:table-cell table:style-name="ce11" office:value-type="string" calcext:value-type="string">
            <text:p>Legion Land Raider Proteus Explorator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a8b0d1c4-1c3a-4b0a-bab1-bd6d5092cbc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9e20435-7fe2-4b35-9aa0-b35a44ac86ac</text:p>
          </table:table-cell>
          <table:table-cell table:style-name="ce11" office:value-type="string" calcext:value-type="string">
            <text:p>Legion Vindicator Squadr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66193e33-c0a2-4bf7-817c-1aaec31d6f1d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f6cc47-06e0-40c8-8f94-668cf60e38d4</text:p>
          </table:table-cell>
          <table:table-cell table:style-name="ce11" office:value-type="string" calcext:value-type="string">
            <text:p>Legion Land Raider Sparta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1e541c99-be60-442a-8e0c-bf5d9fcc38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f81c491-61d8-49e6-97ff-20cec7779f87</text:p>
          </table:table-cell>
          <table:table-cell table:style-name="ce11" office:value-type="string" calcext:value-type="string">
            <text:p>Legion Scorpius Squadr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b50322b2-b43d-49c1-99f3-2b153108984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adb78bd-4d94-42a5-8ebe-ef9b7417e1e4</text:p>
          </table:table-cell>
          <table:table-cell table:style-name="ce11" office:value-type="string" calcext:value-type="string">
            <text:p>Legion Arquitor Squadr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f468737a-bfe6-41a9-9024-840bc7ef09a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85bb505-bc68-414a-88dc-612e271de144</text:p>
          </table:table-cell>
          <table:table-cell table:style-name="ce11" office:value-type="string" calcext:value-type="string">
            <text:p>Legion Fire Raptor Gunship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b1031077-b8da-4095-8eb5-b85641a40fb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3eb9580-1ed2-4c3b-aec2-2451d4af50c8</text:p>
          </table:table-cell>
          <table:table-cell table:style-name="ce11" office:value-type="string" calcext:value-type="string">
            <text:p>Legion Deathstorm Drop Pod Squadron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f8a8cf7b-a767-4828-aed2-e77cb0837d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c8653c6-6397-4e95-9c96-2e46e8a9ca0f</text:p>
          </table:table-cell>
          <table:table-cell table:style-name="ce11" office:value-type="string" calcext:value-type="string">
            <text:p>Legion Kharybdis Assault Claw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dfeb696f-b4ea-4443-af3d-b6173814617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32c521e-0fc9-4804-ada6-e24d92fed053</text:p>
          </table:table-cell>
          <table:table-cell table:style-name="ce12" office:value-type="string" calcext:value-type="string">
            <text:p><text:s/>Legion Cerberus Squadr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874932e1-095c-48cd-8fff-305f06b1f3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6d8fc5c-9290-47a0-8441-0c1204c6d5d0</text:p>
          </table:table-cell>
          <table:table-cell table:style-name="ce11" office:value-type="string" calcext:value-type="string">
            <text:p>Legion Typhon Squadr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29ecb7a3-331b-40bc-8f83-98c0021cb8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112f189-e683-471f-86fd-c357df995305</text:p>
          </table:table-cell>
          <table:table-cell table:style-name="ce11" office:value-type="string" calcext:value-type="string">
            <text:p>Legion Glaive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bb51857e-f49a-429f-8530-e3985310e07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30fbe51-6fb4-41fb-88b7-15b9d4519bb6</text:p>
          </table:table-cell>
          <table:table-cell table:style-name="ce11" office:value-type="string" calcext:value-type="string">
            <text:p>Legion Fellblade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47bebb66-f1da-4d4f-9817-a628d524476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04d3053f-56bc-451b-a480-9597a1ffd1d0</text:p>
          </table:table-cell>
          <table:table-cell table:style-name="ce11" office:value-type="string" calcext:value-type="string">
            <text:p>Legion Falchi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6fba2df7-1094-4049-96d2-90d78322ef8c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6487f1cb-6026-4a0b-9583-046a53455489</text:p>
          </table:table-cell>
          <table:table-cell table:style-name="ce11" office:value-type="string" calcext:value-type="string">
            <text:p>Legion Thunderhawk Gunship 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f9914bd6-03f0-4448-8e12-52d43493777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35ba8b3-73fb-470a-99e7-01700f27b510</text:p>
          </table:table-cell>
          <table:table-cell table:style-name="ce11" office:value-type="string" calcext:value-type="string">
            <text:p>Legion Sokar Stormbird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745ab7f8-c84c-437a-b8a5-0eac310b527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f4eb662-bee1-472c-9586-6f76996d25b4</text:p>
          </table:table-cell>
          <table:table-cell table:style-name="ce11" office:value-type="string" calcext:value-type="string">
            <text:p>Legion Mastodon</text:p>
          </table:table-cell>
          <table:table-cell table:style-name="Default" office:value-type="string" calcext:value-type="string">
            <text:p>d3a99c0d-229d-4b4f-9639-4ca9a938bb25</text:p>
          </table:table-cell>
          <table:table-cell office:value-type="string" calcext:value-type="string">
            <text:p>4b9ad8d0-3dd3-446b-9479-bfedbaa82d7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dae86ae-a180-4167-8ec3-3e6624b4900e</text:p>
          </table:table-cell>
          <table:table-cell office:value-type="string" calcext:value-type="string">
            <text:p>Lion El’Jonso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8f20b29b-af41-4aa1-88fe-98e837c4d8c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c0f7bd-7304-4ff9-a91c-b7802b01f3b9</text:p>
          </table:table-cell>
          <table:table-cell office:value-type="string" calcext:value-type="string">
            <text:p>Order Cenobite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5f71477b-cf3c-4848-ae5b-e3670cc86de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1adacd-1e3e-4f88-bbe3-2faa4a4ad480</text:p>
          </table:table-cell>
          <table:table-cell office:value-type="string" calcext:value-type="string">
            <text:p>Order Preceptor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5f71477b-cf3c-4848-ae5b-e3670cc86dee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944f54-8d2f-41a8-9ad4-5c87dcb8a2c5</text:p>
          </table:table-cell>
          <table:table-cell office:value-type="string" calcext:value-type="string">
            <text:p>Interemptor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71d2c9a0-9172-4695-9f39-b839faab96c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e3ab019-fa22-44e3-8380-e4d4fdbfe71f</text:p>
          </table:table-cell>
          <table:table-cell office:value-type="string" calcext:value-type="string">
            <text:p>Interemptor Praefectus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71d2c9a0-9172-4695-9f39-b839faab96c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be4c07-131d-483b-bf8c-28498b8399c7</text:p>
          </table:table-cell>
          <table:table-cell office:value-type="string" calcext:value-type="string">
            <text:p>Deathwing Companio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4c6f71b0-8004-4a38-b00a-d3c9f54f4b6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762cb2-b414-48e9-aed6-a6412c1c8e3a</text:p>
          </table:table-cell>
          <table:table-cell office:value-type="string" calcext:value-type="string">
            <text:p>Deathwing Oathbearer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4c6f71b0-8004-4a38-b00a-d3c9f54f4b6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65a162-c536-4d5c-acc8-a3f65391762a</text:p>
          </table:table-cell>
          <table:table-cell office:value-type="string" calcext:value-type="string">
            <text:p>Corswai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45b151a5-3e57-4332-aad7-805c000257a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4fce02-52c2-460a-8833-3b97f46d918e</text:p>
          </table:table-cell>
          <table:table-cell office:value-type="string" calcext:value-type="string">
            <text:p>Markduk Sedras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9bede4f9-145b-4a9c-9032-814a06c61ba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690f99-ed12-4f26-88ef-bf01b73d4cf1</text:p>
          </table:table-cell>
          <table:table-cell office:value-type="string" calcext:value-type="string">
            <text:p>The Khan Afoot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ddb45796-b1be-4842-8ea5-f34a8ac9ab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c84cec3-6e60-40ec-b3b9-176099e3dc15</text:p>
          </table:table-cell>
          <table:table-cell office:value-type="string" calcext:value-type="string">
            <text:p>The Khan Mounted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ddb45796-b1be-4842-8ea5-f34a8ac9ab7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b48413-54dd-4e28-bfd1-1f6a81c5f61f</text:p>
          </table:table-cell>
          <table:table-cell office:value-type="string" calcext:value-type="string">
            <text:p>Golden Keshig Rider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0e093b93-32a1-431c-ad85-718f6b9154b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c87e5c9-28a1-47db-9391-fc2da5146b89</text:p>
          </table:table-cell>
          <table:table-cell office:value-type="string" calcext:value-type="string">
            <text:p>Golden Keshig Champio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0e093b93-32a1-431c-ad85-718f6b9154b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c7d66a-10c4-44ce-902f-648dc7d9849c</text:p>
          </table:table-cell>
          <table:table-cell office:value-type="string" calcext:value-type="string">
            <text:p>Kharash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212b65cd-c896-4760-9fc8-810e900a855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dedd6-02c3-4d45-afb5-f4157f1d6fa1</text:p>
          </table:table-cell>
          <table:table-cell office:value-type="string" calcext:value-type="string">
            <text:p>Kyzaga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17d8ae86-e2c0-42c2-b260-f27ed19fdead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c32993-3c30-41e1-af17-7156d1f6f2bb</text:p>
          </table:table-cell>
          <table:table-cell office:value-type="string" calcext:value-type="string">
            <text:p>Qin Xa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d4cd7ceb-3182-4da8-be15-2ca47417bc6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5a1c1c-e0d9-4ea4-bdad-cb24b4526642</text:p>
          </table:table-cell>
          <table:table-cell office:value-type="string" calcext:value-type="string">
            <text:p>Leman russ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02c8cd44-0a91-440c-875b-b1d2e03730a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f1af5f-9eb2-4226-abad-a639c349eba0</text:p>
          </table:table-cell>
          <table:table-cell office:value-type="string" calcext:value-type="string">
            <text:p>Freki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2b03f30d-cdac-4d87-9b0d-fae680581bd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af824e-79ad-48ed-9c00-01f695686d28</text:p>
          </table:table-cell>
          <table:table-cell office:value-type="string" calcext:value-type="string">
            <text:p>Geri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2b03f30d-cdac-4d87-9b0d-fae680581bd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93f6f9-7d16-420f-b875-a5550ac756a4</text:p>
          </table:table-cell>
          <table:table-cell office:value-type="string" calcext:value-type="string">
            <text:p>Deathswor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abf9c4b1-ed56-47e4-8da4-a48317febc9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ce193e0-0509-4cc0-9c2d-87f0cd0cad33</text:p>
          </table:table-cell>
          <table:table-cell office:value-type="string" calcext:value-type="string">
            <text:p>Varagyr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2ceb3040-1355-42a5-a2da-25c983a7e0a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d1f098-d427-4a86-829b-394b6f8efd08</text:p>
          </table:table-cell>
          <table:table-cell office:value-type="string" calcext:value-type="string">
            <text:p>Theg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2ceb3040-1355-42a5-a2da-25c983a7e0a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a79ff93-dee7-4abb-8f31-5be45220fd0a</text:p>
          </table:table-cell>
          <table:table-cell office:value-type="string" calcext:value-type="string">
            <text:p>Grey Slayer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374b03e4-6c55-4491-a57a-a3839452f58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99a5a8-2390-4f36-9d2d-43f24d9226b6</text:p>
          </table:table-cell>
          <table:table-cell office:value-type="string" calcext:value-type="string">
            <text:p>Huscarl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374b03e4-6c55-4491-a57a-a3839452f58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40b310-f019-4f75-99fa-dafa9618e11c</text:p>
          </table:table-cell>
          <table:table-cell office:value-type="string" calcext:value-type="string">
            <text:p>Grey Stalker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fb95004b-bb91-4439-bf55-df93d6d9fcc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9bda6a-b526-4de0-856c-6989b8d1a935</text:p>
          </table:table-cell>
          <table:table-cell office:value-type="string" calcext:value-type="string">
            <text:p>Huscarl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fb95004b-bb91-4439-bf55-df93d6d9fcc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1ee76d8-713e-4143-ac7a-f68419ae5501</text:p>
          </table:table-cell>
          <table:table-cell office:value-type="string" calcext:value-type="string">
            <text:p>Geigor Fell-Hand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91e8c6dc-c1d6-4d60-9d42-77f4e6f869c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808d2b-81e0-48c9-970e-3ff9a8a484ff</text:p>
          </table:table-cell>
          <table:table-cell office:value-type="string" calcext:value-type="string">
            <text:p>Hvarl Red-Blade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aaa9a9a8-9cd6-4a3b-bd5e-34053e6f2a9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490159-e886-4ee5-accb-0dec6864bd42</text:p>
          </table:table-cell>
          <table:table-cell office:value-type="string" calcext:value-type="string">
            <text:p>Rogal Dor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d40c9eab-562e-4cc4-bb4f-b23206c9c5e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f032023-023e-4770-86e9-d8c4af33f99e</text:p>
          </table:table-cell>
          <table:table-cell office:value-type="string" calcext:value-type="string">
            <text:p>Brethre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e4401be1-a6cd-4d66-b046-46761dc8dc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c958dc-8bb6-4a94-8ead-f214382731dd</text:p>
          </table:table-cell>
          <table:table-cell office:value-type="string" calcext:value-type="string">
            <text:p>Champio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e4401be1-a6cd-4d66-b046-46761dc8dc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715446-3a30-4ef2-88b1-34bc849ece82</text:p>
          </table:table-cell>
          <table:table-cell office:value-type="string" calcext:value-type="string">
            <text:p>Phalanx Warder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62d71f8e-3482-436b-b67b-bfd30c8cb1f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cb6eef9-3399-430d-9ca7-1c5f7ced7d6a</text:p>
          </table:table-cell>
          <table:table-cell office:value-type="string" calcext:value-type="string">
            <text:p>Warder Sergeant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62d71f8e-3482-436b-b67b-bfd30c8cb1f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7c7d82-8411-486d-80b5-485954910627</text:p>
          </table:table-cell>
          <table:table-cell office:value-type="string" calcext:value-type="string">
            <text:p>Sigismund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24282fdf-8758-47d5-a798-09fe23558fe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50b279d-6729-483f-89b5-1f20e3292ba1</text:p>
          </table:table-cell>
          <table:table-cell office:value-type="string" calcext:value-type="string">
            <text:p>Alexis Polux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ea3a4616-49d8-49d8-9351-2700fbe522e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16ec04-818f-46f4-8d2b-684912ba1ae9</text:p>
          </table:table-cell>
          <table:table-cell office:value-type="string" calcext:value-type="string">
            <text:p>Fafnir Ran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774af95c-ab20-422f-8b2b-bc8ec5ed01d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346138-f30b-4978-939a-0bf0c107d3d4</text:p>
          </table:table-cell>
          <table:table-cell office:value-type="string" calcext:value-type="string">
            <text:p>Sanguinius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6ced7e40-fa42-4cbc-9795-59d02941db2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b948d6-3fcf-4d82-9317-49f17912371a</text:p>
          </table:table-cell>
          <table:table-cell office:value-type="string" calcext:value-type="string">
            <text:p>Dawnbreaker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020e9b0e-b060-45e2-96c7-6d6bf189a89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daead9-81ce-46cf-83b3-b79dd821980f</text:p>
          </table:table-cell>
          <table:table-cell office:value-type="string" calcext:value-type="string">
            <text:p>Dawnbreaker Champio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020e9b0e-b060-45e2-96c7-6d6bf189a89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77544d-074a-4aac-ad79-3ac719000b66</text:p>
          </table:table-cell>
          <table:table-cell office:value-type="string" calcext:value-type="string">
            <text:p>Crimson Paladi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00d2d195-419f-4b66-9af1-0cd4dc278eb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479108-cb4d-4bd0-b2f6-6b07e3763237</text:p>
          </table:table-cell>
          <table:table-cell office:value-type="string" calcext:value-type="string">
            <text:p>Crimson Exemplar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00d2d195-419f-4b66-9af1-0cd4dc278eb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9af1937-9a82-423e-8edb-33e4978f3479</text:p>
          </table:table-cell>
          <table:table-cell office:value-type="string" calcext:value-type="string">
            <text:p>Erelim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284620c7-bf55-4547-959b-410165505ed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f820e39-b0d2-4ea8-9b92-703de8a409ae</text:p>
          </table:table-cell>
          <table:table-cell office:value-type="string" calcext:value-type="string">
            <text:p>Arch-Erelim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284620c7-bf55-4547-959b-410165505ed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fb0f6e-140a-4e7c-b763-841b9ada6e40</text:p>
          </table:table-cell>
          <table:table-cell office:value-type="string" calcext:value-type="string">
            <text:p>Contemptor-Incaendius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8e976076-c91d-4b0d-8817-74945f7257c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4976dc-dd28-4cdf-a4f9-fd14ffe4a5e2</text:p>
          </table:table-cell>
          <table:table-cell office:value-type="string" calcext:value-type="string">
            <text:p>Dominion Zepho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6eefd483-93f6-4c61-8fa3-9efaf4ba06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4afda-0bd9-47a5-8c79-78634b5c6ad0</text:p>
          </table:table-cell>
          <table:table-cell office:value-type="string" calcext:value-type="string">
            <text:p>Chapter Master Raldoro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5fb6f4ab-3558-4588-a00d-1a11f799be6b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dd7327-4438-4a5b-b3e0-5904213035ed</text:p>
          </table:table-cell>
          <table:table-cell office:value-type="string" calcext:value-type="string">
            <text:p>Ferrus Manus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9ee8419b-2ea4-4d12-8df7-4086dc4f7ce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ae9fb9d-b26f-4e7b-8220-9f49ec9e78f2</text:p>
          </table:table-cell>
          <table:table-cell office:value-type="string" calcext:value-type="string">
            <text:p>Gorgon Terminator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d18cade3-74f6-4529-92cc-728a2d2291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1e3ae86-2c70-4126-a43c-df6b793a454a</text:p>
          </table:table-cell>
          <table:table-cell office:value-type="string" calcext:value-type="string">
            <text:p>Gorgon Hammerbearer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d18cade3-74f6-4529-92cc-728a2d2291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de843ee-4223-4ce3-a502-93b4fee85fc9</text:p>
          </table:table-cell>
          <table:table-cell office:value-type="string" calcext:value-type="string">
            <text:p>Immortal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f086efe6-3e2e-4f65-a829-0eba7cd59be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32577a-57ff-4d2a-a672-56390ecf2b02</text:p>
          </table:table-cell>
          <table:table-cell office:value-type="string" calcext:value-type="string">
            <text:p>Immortal Sergeant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f086efe6-3e2e-4f65-a829-0eba7cd59be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545bd7-4966-4d84-af16-7a50b5d72fab</text:p>
          </table:table-cell>
          <table:table-cell office:value-type="string" calcext:value-type="string">
            <text:p>Roboute Guillima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27a1ba38-0f54-4e31-9bba-de81862cc47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5bc1cb-715e-4994-baec-206c23288b5f</text:p>
          </table:table-cell>
          <table:table-cell office:value-type="string" calcext:value-type="string">
            <text:p>Suzerai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929cca3d-6d29-43fb-9f65-c29e414935d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6df482-2459-4b48-afe8-0c62ffb8bb30</text:p>
          </table:table-cell>
          <table:table-cell office:value-type="string" calcext:value-type="string">
            <text:p>Praetoria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7d6d5c3c-a4df-4d6f-881b-b2639ab5c1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06b535-c567-4bd9-bb38-71f877ea3f98</text:p>
          </table:table-cell>
          <table:table-cell office:value-type="string" calcext:value-type="string">
            <text:p>Praetorian Primus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7d6d5c3c-a4df-4d6f-881b-b2639ab5c1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f3962ca-f70a-448f-8063-afe130c2f73b</text:p>
          </table:table-cell>
          <table:table-cell office:value-type="string" calcext:value-type="string">
            <text:p>Remus Ventanus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6ad59f04-f575-40b4-b980-a53cea6b22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c270232-3bc9-471d-b3b3-f9e0453b9b20</text:p>
          </table:table-cell>
          <table:table-cell office:value-type="string" calcext:value-type="string">
            <text:p>Vulka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d9a354ca-59da-4f40-96d8-7f26be5b0ec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9e4a54-4a4b-42e8-86b0-66fce654c2d7</text:p>
          </table:table-cell>
          <table:table-cell office:value-type="string" calcext:value-type="string">
            <text:p>Pyroclast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414a1b01-30ce-45ab-814d-8b92fd0ae80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ba148a9-1315-48ed-8767-b7f369835910</text:p>
          </table:table-cell>
          <table:table-cell office:value-type="string" calcext:value-type="string">
            <text:p>Pyroclast Warde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414a1b01-30ce-45ab-814d-8b92fd0ae80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8d1cc2-2e52-49f6-8d50-bd8d518c1783</text:p>
          </table:table-cell>
          <table:table-cell office:value-type="string" calcext:value-type="string">
            <text:p>Firedrake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a7e3d06e-c172-45bc-9c60-f93f825f6ec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9e4e93a-cf15-4b56-865a-530ec7b6c438</text:p>
          </table:table-cell>
          <table:table-cell office:value-type="string" calcext:value-type="string">
            <text:p>Firedrake Master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a7e3d06e-c172-45bc-9c60-f93f825f6ec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6c43efd-c2e4-472b-a5e1-2a84eaa524ec</text:p>
          </table:table-cell>
          <table:table-cell office:value-type="string" calcext:value-type="string">
            <text:p>Corvus Corax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18294793-333d-44a4-9822-6701dc83742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9c13c-609a-4a7c-abdc-d608d7e32c2a</text:p>
          </table:table-cell>
          <table:table-cell office:value-type="string" calcext:value-type="string">
            <text:p>Mor Deytha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dcebc0b3-deba-4c1a-ae8f-102006e3cf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f1045d-d939-4cd7-80ca-5b157a01e529</text:p>
          </table:table-cell>
          <table:table-cell office:value-type="string" calcext:value-type="string">
            <text:p>Mor Deythan Shade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dcebc0b3-deba-4c1a-ae8f-102006e3cf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85c843-70b1-4990-9772-efd680e8d32d</text:p>
          </table:table-cell>
          <table:table-cell office:value-type="string" calcext:value-type="string">
            <text:p>Dark fury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e95ae927-b1a4-4de5-b735-f49e067b09e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67b41a-5f17-48ed-863b-ea3d1df95c47</text:p>
          </table:table-cell>
          <table:table-cell office:value-type="string" calcext:value-type="string">
            <text:p>Chooser of the Slain</text:p>
          </table:table-cell>
          <table:table-cell table:style-name="Default" office:value-type="string" calcext:value-type="string">
            <text:p>ca4e38e2-c91f-41d9-9362-ed0ce5ecd8f9</text:p>
          </table:table-cell>
          <table:table-cell office:value-type="string" calcext:value-type="string">
            <text:p>e95ae927-b1a4-4de5-b735-f49e067b09e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8b4b24-7fc4-4c6d-a2f6-01553c658a2f</text:p>
          </table:table-cell>
          <table:table-cell office:value-type="string" calcext:value-type="string">
            <text:p>Fulgrim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3df8aefb-6ce5-4cec-9432-870f643f227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bcf786-0b94-49d1-a96f-e3dc4978dba4</text:p>
          </table:table-cell>
          <table:table-cell office:value-type="string" calcext:value-type="string">
            <text:p>Phoenix Terminato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4b619eb1-7024-41c3-b8fd-9681cfb7599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c8ded32-e9d4-43df-a2fc-4742cd7b33a6</text:p>
          </table:table-cell>
          <table:table-cell office:value-type="string" calcext:value-type="string">
            <text:p>Phoenix Champio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4b619eb1-7024-41c3-b8fd-9681cfb7599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311a8a-dca5-4ee0-bf8c-48a3cfb72500</text:p>
          </table:table-cell>
          <table:table-cell office:value-type="string" calcext:value-type="string">
            <text:p>Palatine Warrio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d274820a-cbf9-4436-a823-409495e9684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7d7d67f-aa39-4d7d-bd05-73c621810111</text:p>
          </table:table-cell>
          <table:table-cell office:value-type="string" calcext:value-type="string">
            <text:p>Palatine Prefecto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d274820a-cbf9-4436-a823-409495e9684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bbb1854-854a-4abc-9be4-f475b2c44840</text:p>
          </table:table-cell>
          <table:table-cell office:value-type="string" calcext:value-type="string">
            <text:p>Chora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6414b582-a7c6-4e77-adb6-9b1ecbdb6e0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131d76-2b58-4055-86ba-fcf98cd2c954</text:p>
          </table:table-cell>
          <table:table-cell office:value-type="string" calcext:value-type="string">
            <text:p>Orchestrato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6414b582-a7c6-4e77-adb6-9b1ecbdb6e0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e4c9c7-40dd-4d68-9a0c-1f2f95abc3e4</text:p>
          </table:table-cell>
          <table:table-cell office:value-type="string" calcext:value-type="string">
            <text:p>Lord Commander Eidolo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b25adb6c-4d72-4333-ad9d-8158a5041e6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accbe6-36a2-40c4-b721-cf00d907954b</text:p>
          </table:table-cell>
          <table:table-cell office:value-type="string" calcext:value-type="string">
            <text:p>Captain Saul Tarvitz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c3635c05-8d8a-4b48-ac35-698aeaaba13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3fa42-0def-4651-b597-2ae3945e8252</text:p>
          </table:table-cell>
          <table:table-cell office:value-type="string" calcext:value-type="string">
            <text:p>Captain Lucius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c95c56d8-2ce2-44e8-9b99-b74a8e03bc7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9e741f-c5b6-4d61-be12-f3be0de4c83b</text:p>
          </table:table-cell>
          <table:table-cell office:value-type="string" calcext:value-type="string">
            <text:p>Perturabo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e80198e5-d5f5-4af6-82a3-bf0076f690df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af50ee0-391e-4036-8468-78eea48cf5e7</text:p>
          </table:table-cell>
          <table:table-cell office:value-type="string" calcext:value-type="string">
            <text:p>Domitar-Ferrum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eeb93139-6320-4ef9-a0cd-c1ddf700da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6bd51ab-2104-46e4-9174-ee389574eedd</text:p>
          </table:table-cell>
          <table:table-cell office:value-type="string" calcext:value-type="string">
            <text:p>Tyrant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c6a55a48-ead9-471d-a475-6a2ada86cf3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d1398f6-786d-4b0e-890c-dafe9c97d9ac</text:p>
          </table:table-cell>
          <table:table-cell office:value-type="string" calcext:value-type="string">
            <text:p>Siege Maste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c6a55a48-ead9-471d-a475-6a2ada86cf3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51eb483-17fa-4798-8d59-c8a9e4b164f9</text:p>
          </table:table-cell>
          <table:table-cell office:value-type="string" calcext:value-type="string">
            <text:p>Konrad Curze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bbce19c3-a511-4fd0-a539-ecd7cc43b1a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4af517-ec2a-46db-996a-307787b3eb8a</text:p>
          </table:table-cell>
          <table:table-cell office:value-type="string" calcext:value-type="string">
            <text:p>Executione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a181eff4-7e7f-4bc0-9c4a-5d66bb6cd48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c70593f-a0b3-473a-93ba-33cab8e71bb5</text:p>
          </table:table-cell>
          <table:table-cell office:value-type="string" calcext:value-type="string">
            <text:p>Headsma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a181eff4-7e7f-4bc0-9c4a-5d66bb6cd48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7994f-5284-474b-bb93-c768e76cc4d8</text:p>
          </table:table-cell>
          <table:table-cell office:value-type="string" calcext:value-type="string">
            <text:p>Night Rapto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a422d5e3-6873-4b6d-9fe8-8b0e4938830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889450-e3c8-4622-9329-016c3e6b1644</text:p>
          </table:table-cell>
          <table:table-cell office:value-type="string" calcext:value-type="string">
            <text:p>Huntmaste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a422d5e3-6873-4b6d-9fe8-8b0e4938830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79d049-20fd-4038-b44f-aa748a3c4e4d</text:p>
          </table:table-cell>
          <table:table-cell office:value-type="string" calcext:value-type="string">
            <text:p>Conteka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ff3c25fa-e7c3-407b-98ea-84b2da253d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6ef23a-9826-411b-af5a-9e7ba772553e</text:p>
          </table:table-cell>
          <table:table-cell office:value-type="string" calcext:value-type="string">
            <text:p>Dissident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ff3c25fa-e7c3-407b-98ea-84b2da253d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ee07805-f7b1-4821-a7fc-ce6f1c30be5c</text:p>
          </table:table-cell>
          <table:table-cell office:value-type="string" calcext:value-type="string">
            <text:p>Seveta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88312a9d-ed59-4201-ae51-e2df8d1306c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1b4bf3-aeb0-446b-872a-9e7863a84c52</text:p>
          </table:table-cell>
          <table:table-cell office:value-type="string" calcext:value-type="string">
            <text:p>Angro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6ace1217-841c-4754-ad6e-78ba141c27e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47327e-80aa-4f22-8d71-145428d3526b</text:p>
          </table:table-cell>
          <table:table-cell office:value-type="string" calcext:value-type="string">
            <text:p>Red Butche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665c4a83-89c2-41b9-8019-4ffe96f8e2d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629a9e-0c6a-44d0-94b9-6142474960e6</text:p>
          </table:table-cell>
          <table:table-cell office:value-type="string" calcext:value-type="string">
            <text:p>Devoured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665c4a83-89c2-41b9-8019-4ffe96f8e2d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4140d0d-cd25-4aaf-9471-6bb61f916396</text:p>
          </table:table-cell>
          <table:table-cell office:value-type="string" calcext:value-type="string">
            <text:p>Rampage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6584d389-2dba-41f2-b84d-762d293794a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afb304c-1f77-4873-b858-f5cc9ef6f588</text:p>
          </table:table-cell>
          <table:table-cell office:value-type="string" calcext:value-type="string">
            <text:p>Rampager Champio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6584d389-2dba-41f2-b84d-762d293794a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cd537c-738c-41fd-ac7c-e5d4c3196171</text:p>
          </table:table-cell>
          <table:table-cell office:value-type="string" calcext:value-type="string">
            <text:p>Kharn the Bloody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f2c2d91c-2705-4eae-be13-f8e29287e0d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7f5cba-3756-4948-a094-4014f2688c84</text:p>
          </table:table-cell>
          <table:table-cell office:value-type="string" calcext:value-type="string">
            <text:p>Mortario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1bb48b53-c566-4a84-86b5-23e484644ca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348cc0-f65b-4af7-aa10-fe8dfe42192a</text:p>
          </table:table-cell>
          <table:table-cell office:value-type="string" calcext:value-type="string">
            <text:p>Deathshroud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8490a8a0-03a4-4f9e-9815-18b4442e3ee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e3396dd-9561-4458-bcf6-996272575e52</text:p>
          </table:table-cell>
          <table:table-cell office:value-type="string" calcext:value-type="string">
            <text:p>Grave Warde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8cccf9a9-1b0c-4ee2-b500-ef970213cbf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bd064e-2358-4d0d-9f5a-e4bf9c59ee72</text:p>
          </table:table-cell>
          <table:table-cell office:value-type="string" calcext:value-type="string">
            <text:p>Chem-maste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8cccf9a9-1b0c-4ee2-b500-ef970213cbf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e55d0ee-c790-43bb-96ed-139cc334c094</text:p>
          </table:table-cell>
          <table:table-cell office:value-type="string" calcext:value-type="string">
            <text:p>Calas Typho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00c6741f-8e93-4784-990c-c3f8830473a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ec374-066e-4bf1-9557-772db2a16ce9</text:p>
          </table:table-cell>
          <table:table-cell office:value-type="string" calcext:value-type="string">
            <text:p>Magnus the Red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5bb007c8-d2d7-4560-bbbc-791566381c5b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b9079d3-09e9-469d-83bb-2f2552d3296d</text:p>
          </table:table-cell>
          <table:table-cell office:value-type="string" calcext:value-type="string">
            <text:p>Sekhmet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d52472b4-a18d-4f2e-a017-ba87c5e16d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a8eaff-2a0e-4335-8992-69a983575618</text:p>
          </table:table-cell>
          <table:table-cell office:value-type="string" calcext:value-type="string">
            <text:p>Sekhmet Intercepto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d52472b4-a18d-4f2e-a017-ba87c5e16d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52f505-1895-4900-9cb7-d90695ba4b78</text:p>
          </table:table-cell>
          <table:table-cell office:value-type="string" calcext:value-type="string">
            <text:p>Contemptor-Osiron Dreadnought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811f4e3a-5dd1-4b2d-99dd-7fe437cdbfb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303a25-7b3b-45d6-ba77-b3ca7b9a1967</text:p>
          </table:table-cell>
          <table:table-cell office:value-type="string" calcext:value-type="string">
            <text:p>Castellax-Achea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8d3afec1-3ab4-4a7c-b1fe-536416e498a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67849-8235-48bf-8767-960adfcbdf8c</text:p>
          </table:table-cell>
          <table:table-cell office:value-type="string" calcext:value-type="string">
            <text:p>Khenetai Blade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d02a30d7-da4e-4ea6-8842-1186d454bd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d83f0f-f948-4bc4-ab10-40f1df8c71e9</text:p>
          </table:table-cell>
          <table:table-cell office:value-type="string" calcext:value-type="string">
            <text:p>Kehentai Blademaste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d02a30d7-da4e-4ea6-8842-1186d454bd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40737-3260-4f13-ac63-07e0044cf85a</text:p>
          </table:table-cell>
          <table:table-cell office:value-type="string" calcext:value-type="string">
            <text:p>Ahzek Ahrima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937e646b-40b4-48b2-97fc-80ce740886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81a755-add8-4a2a-af95-7c73c4264b16</text:p>
          </table:table-cell>
          <table:table-cell office:value-type="string" calcext:value-type="string">
            <text:p>Magistus Amo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3052feff-9768-4fe2-98e1-81db752dd95c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545bf1-67dd-4c7d-addd-b777c0ab0cab</text:p>
          </table:table-cell>
          <table:table-cell office:value-type="string" calcext:value-type="string">
            <text:p>Horus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ab5699b9-5b15-41b0-8234-7b9ecfec659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311359e-b736-4208-b6b3-dcae4ffde382</text:p>
          </table:table-cell>
          <table:table-cell office:value-type="string" calcext:value-type="string">
            <text:p>Horus Ascended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ab5699b9-5b15-41b0-8234-7b9ecfec659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46a6ff-773d-4a12-b3a2-4a4db16e99f4</text:p>
          </table:table-cell>
          <table:table-cell office:value-type="string" calcext:value-type="string">
            <text:p>Justaeri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5c3f7a72-dd0d-45e8-8a30-a219e4b9720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59cc12-7ddb-48fb-8a10-9469215f4f0f</text:p>
          </table:table-cell>
          <table:table-cell office:value-type="string" calcext:value-type="string">
            <text:p>Reave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cac13458-a1da-4cdf-82bb-678a8af1140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19cab9-e11c-4234-a582-60498c893972</text:p>
          </table:table-cell>
          <table:table-cell office:value-type="string" calcext:value-type="string">
            <text:p>Reaver Chiefta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cac13458-a1da-4cdf-82bb-678a8af1140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7da5edd-831a-47c3-88c9-fe67851ded78</text:p>
          </table:table-cell>
          <table:table-cell office:value-type="string" calcext:value-type="string">
            <text:p>Maloghurst the Twisted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81eb2911-ecfe-4193-b50c-89aa7f8f60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4c3562-d4b1-4728-9e8d-dbfed86155ea</text:p>
          </table:table-cell>
          <table:table-cell office:value-type="string" calcext:value-type="string">
            <text:p>Ezekyle Abaddo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f0b06cc8-9381-4435-8616-6d409e5fe30b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a4ed18-f250-4e28-967f-7b78a3e2798e</text:p>
          </table:table-cell>
          <table:table-cell office:value-type="string" calcext:value-type="string">
            <text:p>Garviel Loke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5d30eed7-ad23-4319-bb1a-b3dc654da9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e19b44a-8fc4-4c8c-ae47-f85608cf13bd</text:p>
          </table:table-cell>
          <table:table-cell office:value-type="string" calcext:value-type="string">
            <text:p>Lorga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747dbc41-205e-43b4-a567-72164dd568b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95ada9-ace2-453c-9c29-4338766cf551</text:p>
          </table:table-cell>
          <table:table-cell office:value-type="string" calcext:value-type="string">
            <text:p>Dark Brethre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328a78fe-7097-46c2-a3f5-33c0c220cbe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6dba54c-afed-4e18-9106-869fb63d2364</text:p>
          </table:table-cell>
          <table:table-cell office:value-type="string" calcext:value-type="string">
            <text:p>Incendiary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c4ba2d0b-559a-447c-9852-afbb0a36858a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43ebb5-e640-4e05-8926-0d52474796f6</text:p>
          </table:table-cell>
          <table:table-cell office:value-type="string" calcext:value-type="string">
            <text:p>Iconoclast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c4ba2d0b-559a-447c-9852-afbb0a36858a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da73b9-b479-430a-bd37-48a40760523a</text:p>
          </table:table-cell>
          <table:table-cell office:value-type="string" calcext:value-type="string">
            <text:p>Mhara Gal Dreadnought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3cdac507-daa2-4ab1-9753-2e2c16a7c3e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f1b0b8b-4f6d-4a2c-90d8-d106480115fa</text:p>
          </table:table-cell>
          <table:table-cell office:value-type="string" calcext:value-type="string">
            <text:p>Zardu Layak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42ae0da7-493d-4c47-aa64-d509ce00e75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e1cb271-fcb5-4845-b32c-04e850b00cf7</text:p>
          </table:table-cell>
          <table:table-cell office:value-type="string" calcext:value-type="string">
            <text:p>Blade Slaves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42ae0da7-493d-4c47-aa64-d509ce00e75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5751cd-fbe9-453f-9d9f-6ec6a867cfdf</text:p>
          </table:table-cell>
          <table:table-cell office:value-type="string" calcext:value-type="string">
            <text:p>Argel Tal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b5758410-60be-4163-90a5-2e85e4e5cdf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5b148f-8e20-427a-9468-5f0d42251079</text:p>
          </table:table-cell>
          <table:table-cell office:value-type="string" calcext:value-type="string">
            <text:p>High Chaplain Erebus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beaf38e9-8271-4d23-98fd-0eb59e66c7e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9894aa6-44c0-48bf-92e0-fed2aaaf62af</text:p>
          </table:table-cell>
          <table:table-cell office:value-type="string" calcext:value-type="string">
            <text:p>Kor Phaero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bf991d9a-367e-4536-b978-08da226599d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618c1e-d201-4574-bfd9-c6653c8d33ba</text:p>
          </table:table-cell>
          <table:table-cell office:value-type="string" calcext:value-type="string">
            <text:p>Alpharius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a1c2767b-f5f3-4655-a99c-d9d21b917bf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18d58c-572d-4e96-9ca1-915f646f4421</text:p>
          </table:table-cell>
          <table:table-cell office:value-type="string" calcext:value-type="string">
            <text:p>Lernean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8f285770-7cd9-4164-bbe7-db73b755c29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51570f-5078-4244-8845-7225088766dc</text:p>
          </table:table-cell>
          <table:table-cell office:value-type="string" calcext:value-type="string">
            <text:p>Harrowe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8f285770-7cd9-4164-bbe7-db73b755c29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4ddcb5-e6b3-47e1-98b4-2654d86c40d8</text:p>
          </table:table-cell>
          <table:table-cell office:value-type="string" calcext:value-type="string">
            <text:p>Headhunter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5e9ce44b-33d9-4da6-bb0f-d0f027b380b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e023e42-0e12-4a0a-972e-1e4d9ee6010f</text:p>
          </table:table-cell>
          <table:table-cell office:value-type="string" calcext:value-type="string">
            <text:p>Headhunter Prime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5e9ce44b-33d9-4da6-bb0f-d0f027b380b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8701c-d5e8-45f6-afa6-e60b7fb7f112</text:p>
          </table:table-cell>
          <table:table-cell office:value-type="string" calcext:value-type="string">
            <text:p>Exodus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e5ab06de-d476-4964-ad27-c8d48e7eec0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e0749f-7110-4669-8989-949a7dab618f</text:p>
          </table:table-cell>
          <table:table-cell office:value-type="string" calcext:value-type="string">
            <text:p>Armillus Dynat</text:p>
          </table:table-cell>
          <table:table-cell table:style-name="Default" office:value-type="string" calcext:value-type="string">
            <text:p>427565ef-4036-418f-9387-b93a9df6a76b</text:p>
          </table:table-cell>
          <table:table-cell office:value-type="string" calcext:value-type="string">
            <text:p>074deba9-ae74-4093-b4aa-78698f8168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104835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luna-Regular" svg:font-family="Calluna-Regular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00-00-00</text:date>, <text:time style:data-style-name="N2" text:time-value="14:52:59.6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9:13:43.765000000</meta:creation-date>
    <dc:date>2022-08-21T15:59:03.454000000</dc:date>
    <meta:editing-duration>PT15H20M17S</meta:editing-duration>
    <meta:editing-cycles>13</meta:editing-cycles>
    <meta:generator>LibreOffice/7.3.3.2$Windows_X86_64 LibreOffice_project/d1d0ea68f081ee2800a922cac8f79445e4603348</meta:generator>
    <meta:document-statistic meta:table-count="1" meta:cell-count="2961" meta:object-count="0"/>
  </office:meta>
</office:document-meta>
</file>